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7a02" officeooo:paragraph-rsid="00187a0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87a02" officeooo:paragraph-rsid="00187a0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9b0ca" officeooo:paragraph-rsid="0019b0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9b0ca" officeooo:paragraph-rsid="0019b0ca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49e" style:font-weight-asian="normal" style:font-weight-complex="normal"/>
    </style:style>
    <style:style style:name="T3" style:family="text">
      <style:text-properties fo:font-style="italic" fo:font-weight="normal" officeooo:rsid="0019849e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849e" style:font-style-asian="normal" style:font-style-complex="normal"/>
    </style:style>
    <style:style style:name="T6" style:family="text">
      <style:text-properties fo:font-style="normal" officeooo:rsid="001b47eb" style:font-style-asian="normal" style:font-style-complex="normal"/>
    </style:style>
    <style:style style:name="T7" style:family="text">
      <style:text-properties fo:font-style="normal" fo:font-weight="normal" officeooo:rsid="0019849e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– Trabalho Prático 1</text:p>
      <text:p text:style-name="P1">Aluno: Guilherme Torres<text:tab/><text:tab/>Matricula: 2015083744</text:p>
      <text:p text:style-name="P1"/>
      <text:p text:style-name="P2">1. Introdução</text:p>
      <text:p text:style-name="P2"/>
      <text:p text:style-name="P2"><text:tab/><text:span text:style-name="T1">O objetivo do trabalho é fazer uma implementação das técnicas de pathfinding aprendidas em sala de aula, com a intenção de fazer um estudo comparado destas técnicas. </text:span><text:span text:style-name="T2">Os algoritmos utilizados no trabalho foram a Busca de Aprofundamento Iterativo (IDS), que combina a busca limitada da busca em largura com o espaço linear da busca em profundidade, Busca de Custo Uniforme (UCS), Greedy Best-First Search(BG) e A*, que é basicamente uma combinação das últimas duas técnicas.</text:span></text:p>
      <text:p text:style-name="P2"><text:span text:style-name="T2"/></text:p>
      <text:p text:style-name="P2"><text:span text:style-name="T2"><text:tab/>O programa for implementado em C++17 e posde ser compilado através da execução do script </text:span><text:span text:style-name="T3">compila.sh</text:span><text:span text:style-name="T7">. Cada algoritmo tem seu script para a execução do programa. </text:span></text:p>
      <text:p text:style-name="P2"><text:span text:style-name="T7"/></text:p>
      <text:p text:style-name="P3"><text:span text:style-name="T5">2. </text:span><text:span text:style-name="T4">Implementação</text:span></text:p>
      <text:p text:style-name="P3"><text:span text:style-name="T4"/></text:p>
      <text:p text:style-name="P4"><text:span text:style-name="T4"><text:tab/>O programa recebe como entrada o nome do arquivo do mapa, que é um grid onde os caracteres ‘.’ são considerados como espaços livres; o nome do algoritmo que vai executar, um par de números indicando as coordenadas da posição inicial, outro par indicando a posíção final e, </text:span><text:span text:style-name="T6">caso o algoritmo tenha uma heurística (BG/A*), o nome “manhattan” ou “octile”, indicando qual deve ser usada.</text:span></text:p>
      <text:p text:style-name="P4"><text:span text:style-name="T6"/></text:p>
      <text:p text:style-name="P4"><text:span text:style-name="T6"><text:tab/>Para o IDS, como é uma busca em profundidade com um limite na profundidade dos nós, para fazer a busca foi usada uma pilha de posiçõ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1:56:53.759298818</meta:creation-date>
    <dc:date>2018-05-06T22:17:19.146561884</dc:date>
    <meta:editing-duration>PT20M26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205" meta:character-count="1252" meta:non-whitespace-character-count="1047"/>
  </office:meta>
</office:document-meta>
</file>